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paragraph-properties fo:text-align="center" style:justify-single-word="false"/>
      <style:text-properties officeooo:paragraph-rsid="001456c2"/>
    </style:style>
    <style:style style:name="P2" style:family="paragraph" style:parent-style-name="Standard">
      <style:text-properties officeooo:paragraph-rsid="0014e1f9"/>
    </style:style>
    <style:style style:name="P3" style:family="paragraph" style:parent-style-name="Standard">
      <style:text-properties style:font-name="Liberation Serif" officeooo:paragraph-rsid="0014e1f9"/>
    </style:style>
    <style:style style:name="P4" style:family="paragraph" style:parent-style-name="Standard">
      <style:text-properties style:font-name="Liberation Serif" officeooo:paragraph-rsid="001631da"/>
    </style:style>
    <style:style style:name="P5" style:family="paragraph" style:parent-style-name="Standard">
      <style:text-properties style:font-name="Liberation Serif" officeooo:paragraph-rsid="001a4518"/>
    </style:style>
    <style:style style:name="P6" style:family="paragraph" style:parent-style-name="Standard">
      <style:text-properties style:font-name="Liberation Serif" officeooo:paragraph-rsid="001c1b5d"/>
    </style:style>
    <style:style style:name="P7" style:family="paragraph" style:parent-style-name="Standard">
      <style:text-properties style:font-name="Liberation Serif" officeooo:paragraph-rsid="001d3374"/>
    </style:style>
    <style:style style:name="P8" style:family="paragraph" style:parent-style-name="Standard">
      <style:text-properties officeooo:paragraph-rsid="001631da"/>
    </style:style>
    <style:style style:name="P9" style:family="paragraph" style:parent-style-name="Standard">
      <style:text-properties officeooo:paragraph-rsid="001a4518"/>
    </style:style>
    <style:style style:name="P10" style:family="paragraph" style:parent-style-name="Standard">
      <style:text-properties officeooo:paragraph-rsid="001c1b5d"/>
    </style:style>
    <style:style style:name="P11" style:family="paragraph" style:parent-style-name="Standard">
      <style:text-properties officeooo:paragraph-rsid="001c6064"/>
    </style:style>
    <style:style style:name="P12" style:family="paragraph" style:parent-style-name="Standard">
      <style:text-properties officeooo:paragraph-rsid="001d3374"/>
    </style:style>
    <style:style style:name="P13" style:family="paragraph" style:parent-style-name="Standard">
      <style:text-properties officeooo:paragraph-rsid="001e597e"/>
    </style:style>
    <style:style style:name="P14" style:family="paragraph">
      <style:paragraph-properties fo:text-align="center"/>
    </style:style>
    <style:style style:name="T1" style:family="text">
      <style:text-properties fo:font-variant="normal" fo:text-transform="none" fo:color="#000000" loext:opacity="100%" style:font-name="Ubuntu mono" fo:font-size="12pt" fo:letter-spacing="normal" fo:font-style="normal" fo:font-weight="normal"/>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officeooo:rsid="0014e1f9"/>
    </style:style>
    <style:style style:name="T4" style:family="text">
      <style:text-properties fo:font-variant="normal" fo:text-transform="none" fo:color="#000000" loext:opacity="100%" fo:font-size="12pt" fo:letter-spacing="normal" fo:font-style="normal" fo:font-weight="normal"/>
    </style:style>
    <style:style style:name="T5" style:family="text">
      <style:text-properties fo:font-variant="normal" fo:text-transform="none" fo:color="#000000" loext:opacity="100%" fo:font-size="12pt" fo:letter-spacing="normal" fo:font-style="normal" fo:font-weight="normal" officeooo:rsid="0014e1f9"/>
    </style:style>
    <style:style style:name="T6" style:family="text">
      <style:text-properties fo:font-variant="normal" fo:text-transform="none" fo:color="#000000" loext:opacity="100%" fo:font-size="12pt" fo:letter-spacing="normal" fo:font-style="normal" fo:font-weight="normal" officeooo:rsid="001631da"/>
    </style:style>
    <style:style style:name="T7" style:family="text">
      <style:text-properties fo:font-variant="normal" fo:text-transform="none" fo:color="#000000" loext:opacity="100%" fo:font-size="12pt" fo:letter-spacing="normal" fo:font-style="normal" fo:font-weight="normal" officeooo:rsid="0017fba2"/>
    </style:style>
    <style:style style:name="T8" style:family="text">
      <style:text-properties fo:font-variant="normal" fo:text-transform="none" fo:color="#000000" loext:opacity="100%" fo:font-size="12pt" fo:letter-spacing="normal" fo:font-style="normal" fo:font-weight="normal" officeooo:rsid="001a4518"/>
    </style:style>
    <style:style style:name="T9" style:family="text">
      <style:text-properties fo:font-variant="normal" fo:text-transform="none" fo:color="#000000" loext:opacity="100%" fo:font-size="12pt" fo:letter-spacing="normal" fo:font-style="normal" fo:font-weight="normal" officeooo:rsid="001c1b5d"/>
    </style:style>
    <style:style style:name="T10" style:family="text">
      <style:text-properties fo:font-variant="normal" fo:text-transform="none" fo:color="#000000" loext:opacity="100%" fo:font-size="12pt" fo:letter-spacing="normal" fo:font-style="normal" fo:font-weight="normal" officeooo:rsid="001c6064"/>
    </style:style>
    <style:style style:name="T11" style:family="text">
      <style:text-properties fo:font-variant="normal" fo:text-transform="none" fo:color="#000000" loext:opacity="100%" fo:font-size="12pt" fo:letter-spacing="normal" fo:font-style="normal" fo:font-weight="normal" officeooo:rsid="001e597e"/>
    </style:style>
    <style:style style:name="T12" style:family="text">
      <style:text-properties fo:font-variant="normal" fo:text-transform="none" fo:color="#000000" loext:opacity="100%" fo:font-size="12pt" fo:letter-spacing="normal" fo:font-style="normal" fo:font-weight="normal" officeooo:rsid="001eabde"/>
    </style:style>
    <style:style style:name="T13" style:family="text">
      <style:text-properties fo:font-variant="normal" fo:text-transform="none" fo:color="#000000" loext:opacity="100%" fo:font-size="12pt" fo:letter-spacing="normal" fo:font-style="normal" fo:font-weight="normal" officeooo:rsid="001f6468"/>
    </style:style>
    <style:style style:name="T14" style:family="text">
      <style:text-properties officeooo:rsid="0017fba2"/>
    </style:style>
    <style:style style:name="T15" style:family="text">
      <style:text-properties officeooo:rsid="001b29a1"/>
    </style:style>
    <style:style style:name="T16" style:family="text">
      <style:text-properties officeooo:rsid="001c1b5d"/>
    </style:style>
    <style:style style:name="T17" style:family="text">
      <style:text-properties officeooo:rsid="001c6064"/>
    </style:style>
    <style:style style:name="T18" style:family="text">
      <style:text-properties officeooo:rsid="001eabde"/>
    </style:style>
    <style:style style:name="T19" style:family="text">
      <style:text-properties officeooo:rsid="001f6468"/>
    </style: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5 – LES BOUCLES </text:p>
      <text:p text:style-name="P1">ENONCE DES EXERCICES </text:p>
      <text:p text:style-name="P1"/>
      <text:p text:style-name="P9">* <text:s text:c="3"/>Exercice 5.1</text:p>
      <text:p text:style-name="P9"><text:s/>Ecrire un algorithme qui demande à l’utilisateur un nombre compris entre 1 et 3 jusqu’à ce que la réponse convienne.</text:p>
      <text:p text:style-name="P4"><draw:line text:anchor-type="paragraph" draw:z-index="0" draw:name="Ligne 1" draw:style-name="gr1" draw:text-style-name="P14" svg:x1="3.05cm" svg:y1="3.16cm" svg:x2="4.267cm" svg:y2="3.134cm"><text:p/></draw:line><text:s/></text:p>
      <text:p text:style-name="P4"><text:span text:style-name="T4">Variable <text:s/></text:span><text:span text:style-name="T3">n <text:s/></text:span><text:span text:style-name="T4">en Entier</text:span><text:line-break/><text:span text:style-name="T4">Début</text:span><text:line-break/><text:span text:style-name="T4">N ← 0</text:span><text:line-break/><text:span text:style-name="T4">Écrire"Entrez un nombre entre 1 et 3"</text:span><text:line-break/><text:span text:style-name="T4">TantQue <text:s text:c="2"/></text:span><text:span text:style-name="T5">n</text:span><text:span text:style-name="T4">&lt; 1 ou </text:span><text:span text:style-name="T6">n</text:span><text:span text:style-name="T4"> &gt; 3</text:span><text:line-break/><text:span text:style-name="T4">Lire <text:s text:c="2"/></text:span><text:span text:style-name="T5">n </text:span><text:line-break/><text:span text:style-name="T4">Si </text:span><text:span text:style-name="T6">n</text:span><text:span text:style-name="T4"> &lt; 1 ou </text:span><text:span text:style-name="T6">n</text:span><text:span text:style-name="T4"> &gt; 3</text:span><text:line-break/><text:span text:style-name="T4">Écrire"Saisie erronée. Recommencez”</text:span><text:line-break/><text:span text:style-name="T2"> <text:s text:c="3"/></text:span><text:span text:style-name="T4">FinSi</text:span><text:line-break/><text:span text:style-name="T2"> <text:s text:c="2"/></text:span><text:span text:style-name="T4">FinTantQue</text:span><text:line-break/><text:span text:style-name="T4">Fin</text:span></text:p>
      <text:p text:style-name="P2"/>
      <text:p text:style-name="P9">* <text:s text:c="2"/>Exercice 5.2</text:p>
      <text:p text:style-name="P9"><text:s/>Ecrire un algorithme qui demande un nombre compris entre 10 et 20, jusqu’à ce que la réponse convienne. En cas de réponse supérieure à 20, on fera apparaître un message : « Plus petit ! », et inversement, « Plus grand ! » si le nombre est inférieur à 10.</text:p>
      <text:p text:style-name="P3"><draw:line text:anchor-type="paragraph" draw:z-index="1" draw:name="Ligne horizontale 1" draw:style-name="gr1" draw:text-style-name="P14" svg:x1="3.87cm" svg:y1="4.103cm" svg:x2="5.299cm" svg:y2="4.103cm"><text:p/></draw:line><text:span text:style-name="T4">Variable <text:s/>N <text:s/>en Entier</text:span><text:line-break/><text:span text:style-name="T4">Début</text:span><text:line-break/><text:span text:style-name="T4">N ← 0</text:span><text:line-break/><text:span text:style-name="T4">Ecrire"Entrez un nombre entre 10 et 20"</text:span><text:line-break/><text:span text:style-name="T4">TantQue N &lt; 10 ou N &gt; 20</text:span><text:line-break/><text:span text:style-name="T4">LireN</text:span><text:line-break/><text:span text:style-name="T4">Si N &lt; 10Alors</text:span><text:line-break/><text:span text:style-name="T2"> </text:span><text:span text:style-name="T4">Écrire <text:s text:c="2"/>"Plus grand!"</text:span><text:line-break/><text:span text:style-name="T2"> </text:span><text:span text:style-name="T4">SinonS</text:span><text:span text:style-name="T6">i </text:span><text:span text:style-name="T4">N &gt; 20 </text:span><text:line-break/><text:span text:style-name="T4">Écrire <text:s text:c="2"/>"Plus petit!"</text:span><text:line-break/><text:span text:style-name="T2"> </text:span><text:span text:style-name="T4">FinSi</text:span><text:line-break/><text:span text:style-name="T4">Fin TantQue</text:span><text:line-break/><text:span text:style-name="T4">Fin</text:span></text:p>
      <text:p text:style-name="P2"/>
      <text:p text:style-name="P9">* <text:s text:c="4"/>Exercice 5.3</text:p>
      <text:p text:style-name="P9"><text:s/>Écrire un algorithme qui demande un nombre de départ, et qui ensuite affiche les dix nombres suivants. Par exemple, si l'utilisateur entre le nombre 17, le programme affichera les nombres de 18 à 27.</text:p>
      <text:p text:style-name="P4"><text:span text:style-name="T4">Variables <text:s/>N, </text:span><text:span text:style-name="T7">M <text:s/></text:span><text:span text:style-name="T4">en Entier</text:span><text:line-break/><text:span text:style-name="T4">Début</text:span><text:line-break/><text:span text:style-name="T4">Écrire"Entrez un nombre: "</text:span><text:line-break/><text:span text:style-name="T4">Lire N</text:span><text:line-break/><text:span text:style-name="T14">M</text:span><text:span text:style-name="T4"> ← 0</text:span><text:line-break/><text:span text:style-name="T4">Écrire"Les 10 nombres suivants sont: "</text:span><text:line-break/><text:span text:style-name="T4">TantQue <text:s/>i &lt; 10</text:span><text:line-break/><text:span text:style-name="T14">M</text:span><text:span text:style-name="T4"> ← </text:span><text:span text:style-name="T7">M</text:span><text:span text:style-name="T4">+ 1</text:span><text:line-break/><text:span text:style-name="T4">Écrire N + </text:span><text:span text:style-name="T7">M</text:span><text:line-break/><text:span text:style-name="T4">Fin TantQue</text:span><text:line-break/><text:span text:style-name="T4">Fin</text:span></text:p>
      <text:p text:style-name="P8"><text:soft-page-break/></text:p>
      <text:p text:style-name="P9">* <text:s text:c="2"/>Exercice 5.4</text:p>
      <text:p text:style-name="P9"><text:s/>Écrire un algorithme qui demande un nombre de départ, et qui ensuite écrit la table de multiplication de ce nombre, présentée comme suit (cas où l'utilisateur entre le nombre 7) : Table de 7 : 7 x 1 = 7 7 x 2 = 14 7 x 3 = 21 … 7 x 10 = 70</text:p>
      <text:p text:style-name="P5"><text:span text:style-name="T4">Variables N, </text:span><text:span text:style-name="T8">M</text:span><text:span text:style-name="T4"> en Entier</text:span><text:line-break/><text:span text:style-name="T4">Début</text:span><text:line-break/><text:span text:style-name="T4">Écrire <text:s text:c="2"/>"Entrez un nombre: "</text:span><text:line-break/><text:span text:style-name="T4">Lire <text:s/>N</text:span><text:line-break/><text:span text:style-name="T4">Écrire"La table de multiplication de ce nombre est: "</text:span><text:line-break/><text:span text:style-name="T4">Pour <text:s text:c="2"/></text:span><text:span text:style-name="T8">M</text:span><text:span text:style-name="T4">← 1 à 10</text:span><text:line-break/><text:span text:style-name="T4">Écrire <text:s/>N, " x ", </text:span><text:span text:style-name="T8">M</text:span><text:span text:style-name="T4"> " = ", n*</text:span><text:span text:style-name="T8">m</text:span><text:line-break/><text:span text:style-name="T15">M</text:span><text:span text:style-name="T4"> Suivant</text:span><text:line-break/><text:span text:style-name="T4">Fin</text:span></text:p>
      <text:p text:style-name="P9"/>
      <text:p text:style-name="P9"/>
      <text:p text:style-name="P13">* <text:s text:c="2"/>Exercice 5.5</text:p>
      <text:p text:style-name="P13">Ecrire un algorithme qui demande un nombre de départ, et qui calcule la somme des entiers jusqu’à ce nombre. Par exemple, si l’on entre 5, le programme doit calculer : 1 + 2 + 3 + 4 + 5 = 15 NB : on souhaite afficher uniquement le résultat, pas la décomposition du calcul.</text:p>
      <text:p text:style-name="P6"><text:span text:style-name="T4">Variables N, </text:span><text:span text:style-name="T9">M</text:span><text:span text:style-name="T4">, Som <text:s/></text:span><text:span text:style-name="T9">en</text:span><text:span text:style-name="T4"> Entier</text:span><text:line-break/><text:span text:style-name="T4">Début</text:span><text:line-break/><text:span text:style-name="T4">Écrire "Entrez un nombre: "</text:span><text:line-break/><text:span text:style-name="T4">Lire <text:s/>N</text:span><text:line-break/><text:span text:style-name="T4">Som ← 0</text:span><text:line-break/><text:span text:style-name="T4">Pour </text:span><text:span text:style-name="T9">M</text:span><text:span text:style-name="T4"> ← 1 à N</text:span><text:span text:style-name="T2"> </text:span><text:span text:style-name="T4">Som ← Som + </text:span><text:span text:style-name="T9">M</text:span><text:line-break/><text:span text:style-name="T16">M <text:s/></text:span><text:span text:style-name="T4">Suivant</text:span><text:line-break/><text:span text:style-name="T4">Écrire "La somme est: ", Som</text:span><text:line-break/><text:span text:style-name="T4">Fin</text:span></text:p>
      <text:p text:style-name="P10"/>
      <text:p text:style-name="P10"/>
      <text:p text:style-name="P10">* <text:s text:c="2"/>Exercice 5.6</text:p>
      <text:p text:style-name="P10">Écrire un algorithme qui demande un nombre de départ, et qui calcule sa factorielle. NB : la factorielle de 8, notée 8 !, vaut 1 x 2 x 3 x 4 x 5 x 6 x 7 x 8</text:p>
      <text:p text:style-name="P10"/>
      <text:p text:style-name="P6"><text:span text:style-name="T4">Variables N, </text:span><text:span text:style-name="T9">M</text:span><text:span text:style-name="T4">, F <text:s/></text:span><text:span text:style-name="T9">en <text:s/></text:span><text:span text:style-name="T4">Entier</text:span><text:line-break/><text:span text:style-name="T4">Début</text:span><text:line-break/><text:span text:style-name="T4">Écrire"Entrez un nombre: "</text:span><text:line-break/><text:span text:style-name="T4">Lire <text:s/>N</text:span><text:line-break/><text:span text:style-name="T4">F ← 1</text:span><text:line-break/><text:span text:style-name="T4">Pour <text:s/></text:span><text:span text:style-name="T9">M</text:span><text:span text:style-name="T4"> ← 2 à N</text:span><text:line-break/><text:span text:style-name="T4">F ← F *</text:span><text:span text:style-name="T9">M</text:span><text:line-break/> <text:s/><text:span text:style-name="T16">M </text:span><text:span text:style-name="T4">Suivant</text:span><text:line-break/><text:span text:style-name="T4">Écrire "La factorielle est: ", F</text:span><text:line-break/><text:span text:style-name="T4">Fin</text:span></text:p>
      <text:p text:style-name="P2"/>
      <text:p text:style-name="P10">* <text:s text:c="2"/>Exercice 5.7</text:p>
      <text:p text:style-name="P10">Écrire un algorithme qui demande successivement 20 nombres à l’utilisateur, et qui lui dise ensuite quel était le plus grand parmi ces 20 nombres : Entrez le nombre numéro 1 : 12 Entrez le nombre numéro 2 : 14 etc. Entrez le nombre numéro 20 : 6 Le plus grand de ces nombres est : 14 Modifiez ensuite l’algorithme pour que le programme affiche de surcroît en quelle position avait été saisie ce nombre : C’était le nombre numéro 2 </text:p>
      <text:p text:style-name="P10"><text:soft-page-break/></text:p>
      <text:p text:style-name="P6"><draw:line text:anchor-type="paragraph" draw:z-index="2" draw:name="Ligne 2" draw:style-name="gr1" draw:text-style-name="P14" svg:x1="3.844cm" svg:y1="3.099cm" svg:x2="6.278cm" svg:y2="3.073cm"><text:p/></draw:line><text:span text:style-name="T4">Variables N,</text:span><text:span text:style-name="T10">M</text:span><text:span text:style-name="T4">, PG, IPG en Entier</text:span><text:line-break/><text:span text:style-name="T4">Debut</text:span><text:line-break/><text:span text:style-name="T4">PG ← 0</text:span><text:line-break/><text:span text:style-name="T4">Pour </text:span><text:span text:style-name="T10">M</text:span><text:span text:style-name="T4">← 1 à 20</text:span><text:line-break/><text:span text:style-name="T2"> <text:s/></text:span><text:span text:style-name="T4">Ecrire "Entrez un nombre: "</text:span><text:line-break/><text:span text:style-name="T2"> <text:s/></text:span><text:span text:style-name="T4">Lire N</text:span><text:line-break/><text:span text:style-name="T2"> </text:span><text:span text:style-name="T4">Si <text:s/></text:span><text:span text:style-name="T10">M</text:span><text:span text:style-name="T4">= 1 ou N &gt; PG</text:span><text:line-break/><text:span text:style-name="T4">PG ← N</text:span><text:line-break/><text:span text:style-name="T4">IPG ←</text:span><text:span text:style-name="T10">M</text:span><text:line-break/><text:span text:style-name="T4">FinSi</text:span><text:line-break/><text:span text:style-name="T17">M </text:span><text:span text:style-name="T4">Suivant</text:span><text:line-break/><text:span text:style-name="T4">Ecrire"Le nombre le plus grand : ", PG</text:span><text:line-break/><text:span text:style-name="T4">Ecrire"Il a été saisi en position numéro ", IPG</text:span><text:line-break/><text:span text:style-name="T4">Fin</text:span></text:p>
      <text:p text:style-name="P10"/>
      <text:p text:style-name="P10">* <text:s text:c="3"/>Exercice 5.8 </text:p>
      <text:p text:style-name="P10">Réécrire l’algorithme précédent, mais cette fois-ci on ne connaît pas d’avance combien l’utilisateur souhaite saisir de nombres. La saisie des nombres s’arrête lorsque l’utilisateur entre un zéro.</text:p>
      <text:p text:style-name="P6"><text:span text:style-name="T4"/></text:p>
      <text:p text:style-name="P6"><draw:line text:anchor-type="paragraph" draw:z-index="3" draw:name="Ligne 3" draw:style-name="gr1" draw:text-style-name="P14" svg:x1="3.896cm" svg:y1="4.591cm" svg:x2="5.563cm" svg:y2="4.565cm"><text:p/></draw:line><text:span text:style-name="T4">Variables N, </text:span><text:span text:style-name="T10">M</text:span><text:span text:style-name="T4">, PG, IPG <text:s/>en <text:s/>Entier</text:span><text:line-break/><text:span text:style-name="T4">Début</text:span><text:line-break/><text:span text:style-name="T4">N ← 1</text:span><text:line-break/><text:span text:style-name="T17">M</text:span><text:span text:style-name="T4">← 0</text:span><text:line-break/><text:span text:style-name="T4">PG ← 0</text:span><text:line-break/><text:span text:style-name="T4">TantQue N &lt;&gt; 0</text:span><text:line-break/><text:span text:style-name="T4">Écrire"Entrez un nombre: "</text:span><text:line-break/><text:span text:style-name="T4">Lire N</text:span><text:line-break/><text:span text:style-name="T17">M</text:span><text:span text:style-name="T4">← </text:span><text:span text:style-name="T10">M</text:span><text:span text:style-name="T4">+ 1</text:span><text:line-break/><text:span text:style-name="T2"> </text:span><text:span text:style-name="T4">Si <text:s/></text:span><text:span text:style-name="T10">M</text:span><text:span text:style-name="T4">= 1 ou N &gt; PG</text:span><text:line-break/><text:span text:style-name="T4">PG ← N</text:span><text:line-break/><text:span text:style-name="T2"> </text:span><text:span text:style-name="T4">IPG ← </text:span><text:span text:style-name="T10">M</text:span><text:line-break/><text:span text:style-name="T4">FinSi</text:span><text:line-break/><text:span text:style-name="T4">FinTantQue</text:span><text:line-break/><text:span text:style-name="T4">Écrire"Le nombre le plus grand : ", PG</text:span><text:line-break/><text:span text:style-name="T4">Écrire"Il a été saisi en position numéro ", IPG</text:span><text:line-break/><text:span text:style-name="T4">Fin</text:span></text:p>
      <text:p text:style-name="P10"/>
      <text:p text:style-name="P10">* <text:s text:c="2"/>Exercice5.9</text:p>
      <text:p text:style-name="P10">Lire la suite des prix (en euros entiers et terminée par zéro) des achats d’un client. Calculer la somme qu’il doit, lire la somme qu’il paye, et simuler la remise de la monnaie en affichant les textes "10 Euros", "5 Euros" et "1 Euro" autant de fois qu’il y a de coupures de chaque sorte à rendre. </text:p>
      <text:p text:style-name="P6"><text:span text:style-name="T4">Variables E, </text:span><text:span text:style-name="T12">N</text:span><text:span text:style-name="T4">, M, Reste, Nb10E, Nb5E En Entier</text:span><text:line-break/><text:span text:style-name="T4">Début</text:span><text:line-break/><text:span text:style-name="T4">E ← 1</text:span><text:line-break/><text:span text:style-name="T18">N</text:span><text:span text:style-name="T4">← 0</text:span><text:line-break/><text:span text:style-name="T4">TantQue E &lt;&gt; 0</text:span><text:line-break/><text:span text:style-name="T2"> </text:span><text:span text:style-name="T4">Écrir</text:span><text:span text:style-name="T11">e </text:span><text:span text:style-name="T4">"Entrez le montant: "</text:span><text:line-break/><text:span text:style-name="T2"> </text:span><text:span text:style-name="T4">Lire E</text:span><text:line-break/><text:span text:style-name="T18">N</text:span><text:span text:style-name="T4"> ← </text:span><text:span text:style-name="T12">N</text:span><text:span text:style-name="T4"> + E</text:span><text:line-break/><text:span text:style-name="T4">FinTantQue</text:span><text:line-break/><text:soft-page-break/><text:span text:style-name="T4">Ecrire "Vous deve</text:span><text:span text:style-name="T12">z</text:span><text:span text:style-name="T4">:", </text:span><text:span text:style-name="T12">N</text:span><text:span text:style-name="T4">, " euros"</text:span><text:line-break/><text:span text:style-name="T4">Ecrire "Montant versé:"</text:span><text:line-break/><text:span text:style-name="T4">Lire M</text:span><text:line-break/><text:span text:style-name="T4">Reste ← M - </text:span><text:span text:style-name="T12">N</text:span><text:line-break/><text:span text:style-name="T4">Nb10E ← 0</text:span><text:line-break/><text:span text:style-name="T4">TantQue Reste &gt;= 10</text:span><text:line-break/><text:span text:style-name="T2"> </text:span><text:span text:style-name="T4">Nb10E ← Nb10E + 1</text:span><text:line-break/><text:span text:style-name="T2"> </text:span><text:span text:style-name="T4">Reste ← Reste – 10</text:span><text:line-break/><text:span text:style-name="T4">FinTantQue</text:span><text:line-break/><text:span text:style-name="T4">Nb5E ← 0</text:span><text:line-break/><text:span text:style-name="T4">Si Reste &gt;= 5</text:span><text:line-break/><text:span text:style-name="T2"> </text:span><text:span text:style-name="T4">Nb5E ← 1</text:span><text:line-break/><text:span text:style-name="T2"> </text:span><text:span text:style-name="T4">Reste ← Reste – 5</text:span><text:line-break/><text:span text:style-name="T4">FinSi</text:span><text:line-break/><text:span text:style-name="T4">Ecrire"Re</text:span><text:span text:style-name="T12">teur</text:span><text:span text:style-name="T4"> de la monnaie:"</text:span><text:line-break/><text:span text:style-name="T4">Ecrire"Billets de 10 E: ", Nb10E</text:span><text:line-break/><text:span text:style-name="T4">Ecrire"Billets de 5 E: ", Nb5E</text:span><text:line-break/><text:span text:style-name="T4">Ecrire"Pièces de1 E: ", reste</text:span><text:line-break/><text:span text:style-name="T4">Fin</text:span></text:p>
      <text:p text:style-name="P3"/>
      <text:p text:style-name="P10">* <text:s text:c="3"/>Exercice 5.10</text:p>
      <text:p text:style-name="P12"><text:s/>Écrire un algorithme qui permette de connaître ses chances de gagner au tiercé, quarté, quinté et autres impôts volontaires.</text:p>
      <text:p text:style-name="P12"><text:s/>On demande à l’utilisateur le nombre de chevaux partants, et le nombre de chevaux joués. Les deux messages affichés devront être :</text:p>
      <text:p text:style-name="P12"><text:s/>Dans l’ordre : une chance sur X de gagner </text:p>
      <text:p text:style-name="P12">Dans le désordre : une chance sur Y de gagner </text:p>
      <text:p text:style-name="P12">X et Y nous sont donnés par la formule suivante, si n est le nombre de chevaux partants et p le nombre de chevaux joués (on rappelle que le signe ! signifie "factorielle", comme dans l'exercice 5.6 ci-dessus)</text:p>
      <text:p text:style-name="P11"><text:s/>: X = n ! / (n - p) ! </text:p>
      <text:p text:style-name="P11">Y = n ! / (p ! * (n – p) !) </text:p>
      <text:p text:style-name="P12">NB : cet algorithme peut être écrit d’une manière simple, mais relativement peu performante. Ses performances peuvent être singulièrement augmentées par une petite astuce. Vous commencerez par écrire la manière la plus simple, puis vous identifierez le problème, et écrirez une deuxième version permettant de le résoudre.</text:p>
      <text:p text:style-name="P12"><text:span text:style-name="T1"/></text:p>
      <text:p text:style-name="P7"><text:span text:style-name="T4">Variables <text:s text:c="3"/>N, P,</text:span><text:span text:style-name="T13">M</text:span><text:span text:style-name="T4">, A, B <text:s text:c="3"/>en Numérique</text:span><text:line-break/><text:span text:style-name="T4">Début</text:span><text:line-break/><text:span text:style-name="T4">Écrire <text:s text:c="3"/>"Entrez le nombre de chevaux partants: "</text:span><text:line-break/><text:span text:style-name="T4">Lire <text:s text:c="2"/>N</text:span><text:line-break/><text:span text:style-name="T4">Écrire <text:s text:c="2"/>"Entrez le nombre de chevaux joués: "</text:span><text:line-break/><text:span text:style-name="T4">Lire <text:s text:c="2"/>P</text:span><text:line-break/><text:span text:style-name="T4">A ← 1</text:span><text:line-break/><text:span text:style-name="T4">B ← 1</text:span><text:line-break/><text:span text:style-name="T4">Pour </text:span><text:span text:style-name="T13">M</text:span><text:span text:style-name="T4">← 1 à P</text:span><text:line-break/><text:span text:style-name="T4">A ← A * (</text:span><text:span text:style-name="T13">M</text:span><text:span text:style-name="T4"> + N - P)</text:span><text:line-break/><text:span text:style-name="T2"> </text:span><text:span text:style-name="T4">B ← B *</text:span><text:span text:style-name="T13">M</text:span><text:line-break/><text:span text:style-name="T19">M </text:span><text:span text:style-name="T4">Suivant</text:span><text:line-break/><text:span text:style-name="T4">Écrire <text:s text:c="2"/>"Dans l’ordre, une chance sur ", A</text:span><text:line-break/><text:span text:style-name="T4">Écrire <text:s text:c="2"/>"Dans le désordre, une chance sur ", A / B</text:span><text:line-break/><text:span text:style-name="T4">F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09:24:16.060704181</meta:creation-date>
    <dc:date>2023-04-03T13:22:36.412850830</dc:date>
    <meta:editing-duration>PT4M1S</meta:editing-duration>
    <meta:editing-cycles>1</meta:editing-cycles>
    <meta:generator>LibreOffice/7.3.7.2$Linux_X86_64 LibreOffice_project/30$Build-2</meta:generator>
    <meta:document-statistic meta:table-count="0" meta:image-count="0" meta:object-count="0" meta:page-count="4" meta:paragraph-count="40" meta:word-count="1140" meta:character-count="5660" meta:non-whitespace-character-count="4433"/>
  </office:meta>
</office:document-meta>
</file>